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95000001ED74331F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20.4cm" svg:x="0.2cm" svg:y="0.4cm">
          <draw:image xlink:href="Pictures/1000000000000295000001ED74331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4:19:37</meta:creation-date>
    <dc:date>2013-02-08T14:20:51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